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3">
      <style:paragraph-properties fo:margin-left="0.5in" fo:margin-right="0in" fo:margin-top="0.0398in" fo:margin-bottom="0in" loext:contextual-spacing="false" fo:text-indent="-0.25in" style:auto-text-indent="false"/>
    </style:style>
    <style:style style:name="P25" style:family="paragraph" style:parent-style-name="Standard" style:list-style-name="WWNum18">
      <style:paragraph-properties fo:margin-left="0.5in" fo:margin-right="0in" fo:margin-top="0.0398in" fo:margin-bottom="0in" loext:contextual-spacing="false" fo:text-indent="-0.25in" style:auto-text-indent="false"/>
    </style:style>
    <style:style style:name="P26" style:family="paragraph" style:parent-style-name="Standard" style:list-style-name="WWNum19">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2">
      <style:paragraph-properties fo:margin-left="0.5in" fo:margin-right="0in" fo:margin-top="0.0398in" fo:margin-bottom="0in" loext:contextual-spacing="false" fo:text-indent="-0.25in" style:auto-text-indent="false"/>
    </style:style>
    <style:style style:name="P33" style:family="paragraph" style:parent-style-name="Standard" style:list-style-name="WWNum27">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21">
      <style:paragraph-properties fo:margin-left="0.5in" fo:margin-right="0in" fo:margin-top="0.0398in" fo:margin-bottom="0in" loext:contextual-spacing="false" fo:text-indent="-0.25in" style:auto-text-indent="false"/>
    </style:style>
    <style:style style:name="P38" style:family="paragraph" style:parent-style-name="Standard" style:list-style-name="WWNum15">
      <style:paragraph-properties fo:margin-left="0.5in" fo:margin-right="0in" fo:margin-top="0.0398in" fo:margin-bottom="0in" loext:contextual-spacing="false" fo:text-indent="-0.25in" style:auto-text-indent="false"/>
    </style:style>
    <style:style style:name="P39" style:family="paragraph" style:parent-style-name="Standard" style:list-style-name="WWNum17">
      <style:paragraph-properties fo:margin-left="0.5in" fo:margin-right="0in" fo:margin-top="0.0398in" fo:margin-bottom="0in" loext:contextual-spacing="false" fo:text-indent="-0.25in" style:auto-text-indent="false"/>
    </style:style>
    <style:style style:name="P40" style:family="paragraph" style:parent-style-name="Standard" style:list-style-name="WWNum5">
      <style:paragraph-properties fo:margin-left="0.5in" fo:margin-right="0in" fo:margin-top="0.0398in" fo:margin-bottom="0in" loext:contextual-spacing="false" fo:text-indent="-0.25in" style:auto-text-indent="false"/>
    </style:style>
    <style:style style:name="P41" style:family="paragraph" style:parent-style-name="Standard" style:list-style-name="WWNum28">
      <style:paragraph-properties fo:margin-left="0.5in" fo:margin-right="0in" fo:margin-top="0.0398in" fo:margin-bottom="0in" loext:contextual-spacing="false" fo:text-indent="-0.25in" style:auto-text-indent="false"/>
    </style:style>
    <style:style style:name="P42" style:family="paragraph" style:parent-style-name="Standard" style:list-style-name="WWNum24">
      <style:paragraph-properties fo:margin-left="0.5in" fo:margin-right="0in" fo:margin-top="0.0398in" fo:margin-bottom="0in" loext:contextual-spacing="false" fo:text-indent="-0.25in" style:auto-text-indent="false"/>
    </style:style>
    <style:style style:name="P43" style:family="paragraph" style:parent-style-name="Standard" style:list-style-name="WWNum6">
      <style:paragraph-properties fo:margin-left="0.5in" fo:margin-right="0in" fo:margin-top="0.0398in" fo:margin-bottom="0in" loext:contextual-spacing="false" fo:text-indent="-0.25in" style:auto-text-indent="false"/>
    </style:style>
    <style:style style:name="P44" style:family="paragraph" style:parent-style-name="Standard" style:list-style-name="WWNum22">
      <style:paragraph-properties fo:margin-left="0.5in" fo:margin-right="0in" fo:margin-top="0.0398in" fo:margin-bottom="0in" loext:contextual-spacing="false" fo:text-indent="-0.25in" style:auto-text-indent="false"/>
    </style:style>
    <style:style style:name="P45" style:family="paragraph" style:parent-style-name="Standard" style:list-style-name="WWNum25">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29">
      <style:paragraph-properties fo:margin-left="0.5in" fo:margin-right="0in" fo:margin-top="0.0398in" fo:margin-bottom="0in" loext:contextual-spacing="false" fo:text-indent="-0.25in" style:auto-text-indent="false"/>
    </style:style>
    <style:style style:name="P48" style:family="paragraph" style:parent-style-name="Standard" style:list-style-name="WWNum10">
      <style:paragraph-properties fo:margin-left="0.5in" fo:margin-right="0in" fo:margin-top="0.0398in" fo:margin-bottom="0in" loext:contextual-spacing="false" fo:text-indent="-0.25in" style:auto-text-indent="false"/>
    </style:style>
    <style:style style:name="P49" style:family="paragraph" style:parent-style-name="Standard" style:list-style-name="WWNum26">
      <style:paragraph-properties fo:margin-left="0.5in" fo:margin-right="0in" fo:margin-top="0.0398in" fo:margin-bottom="0in" loext:contextual-spacing="false" fo:text-indent="-0.25in" style:auto-text-indent="false"/>
    </style:style>
    <style:style style:name="P50" style:family="paragraph" style:parent-style-name="Standard" style:list-style-name="WWNum1">
      <style:paragraph-properties fo:margin-left="0.5in" fo:margin-right="0in" fo:margin-top="0.0398in" fo:margin-bottom="0in" loext:contextual-spacing="false" fo:text-indent="-0.25in" style:auto-text-indent="false"/>
    </style:style>
    <style:style style:name="P51" style:family="paragraph" style:parent-style-name="Standard" style:list-style-name="WWNum9">
      <style:paragraph-properties fo:margin-left="0.5in" fo:margin-right="0in" fo:margin-top="0.0398in" fo:margin-bottom="0in" loext:contextual-spacing="false" fo:text-indent="-0.25in" style:auto-text-indent="false"/>
    </style:style>
    <style:style style:name="P52" style:family="paragraph" style:parent-style-name="Standard" style:list-style-name="WWNum23">
      <style:paragraph-properties fo:margin-left="0.5in" fo:margin-right="0in" fo:margin-top="0in" fo:margin-bottom="0in" loext:contextual-spacing="false" fo:text-indent="-0.25in" style:auto-text-indent="false"/>
    </style:style>
    <style:style style:name="P53" style:family="paragraph" style:parent-style-name="Standard" style:list-style-name="WWNum18">
      <style:paragraph-properties fo:margin-left="0.5in" fo:margin-right="0in" fo:margin-top="0in" fo:margin-bottom="0in" loext:contextual-spacing="false" fo:text-indent="-0.25in" style:auto-text-indent="false"/>
    </style:style>
    <style:style style:name="P54" style:family="paragraph" style:parent-style-name="Standard" style:list-style-name="WWNum19">
      <style:paragraph-properties fo:margin-left="0.5in" fo:margin-right="0in" fo:margin-top="0in" fo:margin-bottom="0in" loext:contextual-spacing="false" fo:text-indent="-0.25in" style:auto-text-indent="false"/>
    </style:style>
    <style:style style:name="P55" style:family="paragraph" style:parent-style-name="Standard" style:list-style-name="WWNum11">
      <style:paragraph-properties fo:margin-left="0.5in" fo:margin-right="0in" fo:margin-top="0in" fo:margin-bottom="0in" loext:contextual-spacing="false" fo:text-indent="-0.25in" style:auto-text-indent="false"/>
    </style:style>
    <style:style style:name="P56" style:family="paragraph" style:parent-style-name="Standard" style:list-style-name="WWNum4">
      <style:paragraph-properties fo:margin-left="0.5in" fo:margin-right="0in" fo:margin-top="0in" fo:margin-bottom="0in" loext:contextual-spacing="false" fo:text-indent="-0.25in" style:auto-text-indent="false"/>
    </style:style>
    <style:style style:name="P57" style:family="paragraph" style:parent-style-name="Standard" style:list-style-name="WWNum7">
      <style:paragraph-properties fo:margin-left="0.5in" fo:margin-right="0in" fo:margin-top="0in" fo:margin-bottom="0in" loext:contextual-spacing="false" fo:text-indent="-0.25in" style:auto-text-indent="false"/>
    </style:style>
    <style:style style:name="P58" style:family="paragraph" style:parent-style-name="Standard" style:list-style-name="WWNum8">
      <style:paragraph-properties fo:margin-left="0.5in" fo:margin-right="0in" fo:margin-top="0in" fo:margin-bottom="0in" loext:contextual-spacing="false" fo:text-indent="-0.25in" style:auto-text-indent="false"/>
    </style:style>
    <style:style style:name="P59" style:family="paragraph" style:parent-style-name="Standard" style:list-style-name="WWNum2">
      <style:paragraph-properties fo:margin-left="0.5in" fo:margin-right="0in" fo:margin-top="0in" fo:margin-bottom="0in" loext:contextual-spacing="false" fo:text-indent="-0.25in" style:auto-text-indent="false"/>
    </style:style>
    <style:style style:name="P60" style:family="paragraph" style:parent-style-name="Standard" style:list-style-name="WWNum12">
      <style:paragraph-properties fo:margin-left="0.5in" fo:margin-right="0in" fo:margin-top="0in" fo:margin-bottom="0in" loext:contextual-spacing="false" fo:text-indent="-0.25in" style:auto-text-indent="false"/>
    </style:style>
    <style:style style:name="P61" style:family="paragraph" style:parent-style-name="Standard" style:list-style-name="WWNum27">
      <style:paragraph-properties fo:margin-left="0.5in" fo:margin-right="0in" fo:margin-top="0in" fo:margin-bottom="0in" loext:contextual-spacing="false" fo:text-indent="-0.25in" style:auto-text-indent="false"/>
    </style:style>
    <style:style style:name="P62" style:family="paragraph" style:parent-style-name="Standard" style:list-style-name="WWNum3">
      <style:paragraph-properties fo:margin-left="0.5in" fo:margin-right="0in" fo:margin-top="0in" fo:margin-bottom="0in" loext:contextual-spacing="false" fo:text-indent="-0.25in" style:auto-text-indent="false"/>
    </style:style>
    <style:style style:name="P63" style:family="paragraph" style:parent-style-name="Standard" style:list-style-name="WWNum15">
      <style:paragraph-properties fo:margin-left="0.5in" fo:margin-right="0in" fo:margin-top="0in" fo:margin-bottom="0in" loext:contextual-spacing="false" fo:text-indent="-0.25in" style:auto-text-indent="false"/>
    </style:style>
    <style:style style:name="P64" style:family="paragraph" style:parent-style-name="Standard" style:list-style-name="WWNum17">
      <style:paragraph-properties fo:margin-left="0.5in" fo:margin-right="0in" fo:margin-top="0in" fo:margin-bottom="0in" loext:contextual-spacing="false" fo:text-indent="-0.25in" style:auto-text-indent="false"/>
    </style:style>
    <style:style style:name="P65" style:family="paragraph" style:parent-style-name="Standard" style:list-style-name="WWNum5">
      <style:paragraph-properties fo:margin-left="0.5in" fo:margin-right="0in" fo:margin-top="0in" fo:margin-bottom="0in" loext:contextual-spacing="false" fo:text-indent="-0.25in" style:auto-text-indent="false"/>
    </style:style>
    <style:style style:name="P66" style:family="paragraph" style:parent-style-name="Standard" style:list-style-name="WWNum28">
      <style:paragraph-properties fo:margin-left="0.5in" fo:margin-right="0in" fo:margin-top="0in" fo:margin-bottom="0in" loext:contextual-spacing="false" fo:text-indent="-0.25in" style:auto-text-indent="false"/>
    </style:style>
    <style:style style:name="P67" style:family="paragraph" style:parent-style-name="Standard" style:list-style-name="WWNum24">
      <style:paragraph-properties fo:margin-left="0.5in" fo:margin-right="0in" fo:margin-top="0in" fo:margin-bottom="0in" loext:contextual-spacing="false" fo:text-indent="-0.25in" style:auto-text-indent="false"/>
    </style:style>
    <style:style style:name="P68" style:family="paragraph" style:parent-style-name="Standard" style:list-style-name="WWNum22">
      <style:paragraph-properties fo:margin-left="0.5in" fo:margin-right="0in" fo:margin-top="0in" fo:margin-bottom="0in" loext:contextual-spacing="false" fo:text-indent="-0.25in" style:auto-text-indent="false"/>
    </style:style>
    <style:style style:name="P69" style:family="paragraph" style:parent-style-name="Standard" style:list-style-name="WWNum25">
      <style:paragraph-properties fo:margin-left="0.5in" fo:margin-right="0in" fo:margin-top="0in" fo:margin-bottom="0in" loext:contextual-spacing="false" fo:text-indent="-0.25in" style:auto-text-indent="false"/>
    </style:style>
    <style:style style:name="P70" style:family="paragraph" style:parent-style-name="Standard" style:list-style-name="WWNum16">
      <style:paragraph-properties fo:margin-left="0.5in" fo:margin-right="0in" fo:margin-top="0in" fo:margin-bottom="0in" loext:contextual-spacing="false" fo:text-indent="-0.25in" style:auto-text-indent="false"/>
    </style:style>
    <style:style style:name="P71" style:family="paragraph" style:parent-style-name="Standard" style:list-style-name="WWNum29">
      <style:paragraph-properties fo:margin-left="0.5in" fo:margin-right="0in" fo:margin-top="0in" fo:margin-bottom="0in" loext:contextual-spacing="false" fo:text-indent="-0.25in" style:auto-text-indent="false"/>
    </style:style>
    <style:style style:name="P72" style:family="paragraph" style:parent-style-name="Standard" style:list-style-name="WWNum26">
      <style:paragraph-properties fo:margin-left="0.5in" fo:margin-right="0in" fo:margin-top="0in" fo:margin-bottom="0in" loext:contextual-spacing="false" fo:text-indent="-0.25in" style:auto-text-indent="false"/>
    </style:style>
    <style:style style:name="P73" style:family="paragraph" style:parent-style-name="Standard" style:list-style-name="WWNum1">
      <style:paragraph-properties fo:margin-left="0.5in" fo:margin-right="0in" fo:margin-top="0in" fo:margin-bottom="0in" loext:contextual-spacing="false" fo:text-indent="-0.25in" style:auto-text-indent="false"/>
    </style:style>
    <style:style style:name="P74" style:family="paragraph" style:parent-style-name="Standard" style:list-style-name="WWNum9">
      <style:paragraph-properties fo:margin-left="0.5in" fo:margin-right="0in" fo:margin-top="0in" fo:margin-bottom="0in" loext:contextual-spacing="false" fo:text-indent="-0.25in" style:auto-text-indent="false"/>
    </style:style>
    <style:style style:name="P75" style:family="paragraph" style:parent-style-name="Standard" style:list-style-name="WWNum23">
      <style:paragraph-properties fo:margin-left="0.5in" fo:margin-right="0in" fo:margin-top="0in" fo:margin-bottom="0.0429in" loext:contextual-spacing="false" fo:text-indent="-0.25in" style:auto-text-indent="false"/>
    </style:style>
    <style:style style:name="P76" style:family="paragraph" style:parent-style-name="Standard" style:list-style-name="WWNum11">
      <style:paragraph-properties fo:margin-left="0.5in" fo:margin-right="0in" fo:margin-top="0in" fo:margin-bottom="0.0429in" loext:contextual-spacing="false" fo:text-indent="-0.25in" style:auto-text-indent="false"/>
    </style:style>
    <style:style style:name="P77" style:family="paragraph" style:parent-style-name="Standard" style:list-style-name="WWNum4">
      <style:paragraph-properties fo:margin-left="0.5in" fo:margin-right="0in" fo:margin-top="0in" fo:margin-bottom="0.0429in" loext:contextual-spacing="false" fo:text-indent="-0.25in" style:auto-text-indent="false"/>
    </style:style>
    <style:style style:name="P78" style:family="paragraph" style:parent-style-name="Standard" style:list-style-name="WWNum8">
      <style:paragraph-properties fo:margin-left="0.5in" fo:margin-right="0in" fo:margin-top="0in" fo:margin-bottom="0.0429in" loext:contextual-spacing="false" fo:text-indent="-0.25in" style:auto-text-indent="false"/>
    </style:style>
    <style:style style:name="P79" style:family="paragraph" style:parent-style-name="Standard" style:list-style-name="WWNum2">
      <style:paragraph-properties fo:margin-left="0.5in" fo:margin-right="0in" fo:margin-top="0in" fo:margin-bottom="0.0429in" loext:contextual-spacing="false" fo:text-indent="-0.25in" style:auto-text-indent="false"/>
    </style:style>
    <style:style style:name="P80" style:family="paragraph" style:parent-style-name="Standard" style:list-style-name="WWNum27">
      <style:paragraph-properties fo:margin-left="0.5in" fo:margin-right="0in" fo:margin-top="0in" fo:margin-bottom="0.0429in" loext:contextual-spacing="false" fo:text-indent="-0.25in" style:auto-text-indent="false"/>
    </style:style>
    <style:style style:name="P81" style:family="paragraph" style:parent-style-name="Standard" style:list-style-name="WWNum13">
      <style:paragraph-properties fo:margin-left="0.5in" fo:margin-right="0in" fo:margin-top="0in" fo:margin-bottom="0.0429in" loext:contextual-spacing="false" fo:text-indent="-0.25in" style:auto-text-indent="false"/>
    </style:style>
    <style:style style:name="P82" style:family="paragraph" style:parent-style-name="Standard" style:list-style-name="WWNum3">
      <style:paragraph-properties fo:margin-left="0.5in" fo:margin-right="0in" fo:margin-top="0in" fo:margin-bottom="0.0429in" loext:contextual-spacing="false" fo:text-indent="-0.25in" style:auto-text-indent="false"/>
    </style:style>
    <style:style style:name="P83" style:family="paragraph" style:parent-style-name="Standard" style:list-style-name="WWNum14">
      <style:paragraph-properties fo:margin-left="0.5in" fo:margin-right="0in" fo:margin-top="0in" fo:margin-bottom="0.0429in" loext:contextual-spacing="false" fo:text-indent="-0.25in" style:auto-text-indent="false"/>
    </style:style>
    <style:style style:name="P84" style:family="paragraph" style:parent-style-name="Standard" style:list-style-name="WWNum21">
      <style:paragraph-properties fo:margin-left="0.5in" fo:margin-right="0in" fo:margin-top="0in" fo:margin-bottom="0.0429in" loext:contextual-spacing="false" fo:text-indent="-0.25in" style:auto-text-indent="false"/>
    </style:style>
    <style:style style:name="P85" style:family="paragraph" style:parent-style-name="Standard" style:list-style-name="WWNum15">
      <style:paragraph-properties fo:margin-left="0.5in" fo:margin-right="0in" fo:margin-top="0in" fo:margin-bottom="0.0429in" loext:contextual-spacing="false" fo:text-indent="-0.25in" style:auto-text-indent="false"/>
    </style:style>
    <style:style style:name="P86" style:family="paragraph" style:parent-style-name="Standard" style:list-style-name="WWNum5">
      <style:paragraph-properties fo:margin-left="0.5in" fo:margin-right="0in" fo:margin-top="0in" fo:margin-bottom="0.0429in" loext:contextual-spacing="false" fo:text-indent="-0.25in" style:auto-text-indent="false"/>
    </style:style>
    <style:style style:name="P87" style:family="paragraph" style:parent-style-name="Standard" style:list-style-name="WWNum28">
      <style:paragraph-properties fo:margin-left="0.5in" fo:margin-right="0in" fo:margin-top="0in" fo:margin-bottom="0.0429in" loext:contextual-spacing="false" fo:text-indent="-0.25in" style:auto-text-indent="false"/>
    </style:style>
    <style:style style:name="P88" style:family="paragraph" style:parent-style-name="Standard" style:list-style-name="WWNum24">
      <style:paragraph-properties fo:margin-left="0.5in" fo:margin-right="0in" fo:margin-top="0in" fo:margin-bottom="0.0429in" loext:contextual-spacing="false" fo:text-indent="-0.25in" style:auto-text-indent="false"/>
    </style:style>
    <style:style style:name="P89" style:family="paragraph" style:parent-style-name="Standard" style:list-style-name="WWNum6">
      <style:paragraph-properties fo:margin-left="0.5in" fo:margin-right="0in" fo:margin-top="0in" fo:margin-bottom="0.0429in" loext:contextual-spacing="false" fo:text-indent="-0.25in" style:auto-text-indent="false"/>
    </style:style>
    <style:style style:name="P90" style:family="paragraph" style:parent-style-name="Standard" style:list-style-name="WWNum22">
      <style:paragraph-properties fo:margin-left="0.5in" fo:margin-right="0in" fo:margin-top="0in" fo:margin-bottom="0.0429in" loext:contextual-spacing="false" fo:text-indent="-0.25in" style:auto-text-indent="false"/>
    </style:style>
    <style:style style:name="P91" style:family="paragraph" style:parent-style-name="Standard" style:list-style-name="WWNum25">
      <style:paragraph-properties fo:margin-left="0.5in" fo:margin-right="0in" fo:margin-top="0in" fo:margin-bottom="0.0429in" loext:contextual-spacing="false" fo:text-indent="-0.25in" style:auto-text-indent="false"/>
    </style:style>
    <style:style style:name="P92" style:family="paragraph" style:parent-style-name="Standard" style:list-style-name="WWNum16">
      <style:paragraph-properties fo:margin-left="0.5in" fo:margin-right="0in" fo:margin-top="0in" fo:margin-bottom="0.0429in" loext:contextual-spacing="false" fo:text-indent="-0.25in" style:auto-text-indent="false"/>
    </style:style>
    <style:style style:name="P93" style:family="paragraph" style:parent-style-name="Standard" style:list-style-name="WWNum29">
      <style:paragraph-properties fo:margin-left="0.5in" fo:margin-right="0in" fo:margin-top="0in" fo:margin-bottom="0.0429in" loext:contextual-spacing="false" fo:text-indent="-0.25in" style:auto-text-indent="false"/>
    </style:style>
    <style:style style:name="P94" style:family="paragraph" style:parent-style-name="Standard" style:list-style-name="WWNum10">
      <style:paragraph-properties fo:margin-left="0.5in" fo:margin-right="0in" fo:margin-top="0in" fo:margin-bottom="0.0429in" loext:contextual-spacing="false" fo:text-indent="-0.25in" style:auto-text-indent="false"/>
    </style:style>
    <style:style style:name="P95" style:family="paragraph" style:parent-style-name="Standard" style:list-style-name="WWNum1">
      <style:paragraph-properties fo:margin-left="0.5in" fo:margin-right="0in" fo:margin-top="0in" fo:margin-bottom="0.0429in" loext:contextual-spacing="false" fo:text-indent="-0.25in" style:auto-text-indent="false"/>
    </style:style>
    <style:style style:name="P96" style:family="paragraph" style:parent-style-name="Standard" style:list-style-name="WWNum9">
      <style:paragraph-properties fo:margin-left="0.5in" fo:margin-right="0in" fo:margin-top="0in" fo:margin-bottom="0.0429in" loext:contextual-spacing="false" fo:text-indent="-0.25in" style:auto-text-indent="false"/>
    </style:style>
    <style:style style:name="P97" style:family="paragraph" style:parent-style-name="Standard" style:list-style-name="WWNum12">
      <style:paragraph-properties fo:margin-left="0.5in" fo:margin-right="0in" fo:text-indent="-0.25in" style:auto-text-indent="false"/>
    </style:style>
    <style:style style:name="P98" style:family="paragraph" style:parent-style-name="Standard" style:list-style-name="WWNum23">
      <style:paragraph-properties fo:margin-left="1in" fo:margin-right="0in" fo:margin-top="0in" fo:margin-bottom="0in" loext:contextual-spacing="false" fo:text-indent="-0.25in" style:auto-text-indent="false"/>
    </style:style>
    <style:style style:name="P99" style:family="paragraph" style:parent-style-name="Standard" style:list-style-name="WWNum18">
      <style:paragraph-properties fo:margin-left="1in" fo:margin-right="0in" fo:margin-top="0in" fo:margin-bottom="0in" loext:contextual-spacing="false" fo:text-indent="-0.25in" style:auto-text-indent="false"/>
    </style:style>
    <style:style style:name="P100" style:family="paragraph" style:parent-style-name="Standard" style:list-style-name="WWNum19">
      <style:paragraph-properties fo:margin-left="1in" fo:margin-right="0in" fo:margin-top="0in" fo:margin-bottom="0in" loext:contextual-spacing="false" fo:text-indent="-0.25in" style:auto-text-indent="false"/>
    </style:style>
    <style:style style:name="P101" style:family="paragraph" style:parent-style-name="Standard" style:list-style-name="WWNum7">
      <style:paragraph-properties fo:margin-left="1in" fo:margin-right="0in" fo:margin-top="0in" fo:margin-bottom="0in" loext:contextual-spacing="false" fo:text-indent="-0.25in" style:auto-text-indent="false"/>
    </style:style>
    <style:style style:name="P102" style:family="paragraph" style:parent-style-name="Standard" style:list-style-name="WWNum17">
      <style:paragraph-properties fo:margin-left="1in" fo:margin-right="0in" fo:margin-top="0in" fo:margin-bottom="0in" loext:contextual-spacing="false" fo:text-indent="-0.25in" style:auto-text-indent="false"/>
    </style:style>
    <style:style style:name="P103" style:family="paragraph" style:parent-style-name="Standard" style:list-style-name="WWNum26">
      <style:paragraph-properties fo:margin-left="1in" fo:margin-right="0in" fo:margin-top="0in" fo:margin-bottom="0in" loext:contextual-spacing="false" fo:text-indent="-0.25in" style:auto-text-indent="false"/>
    </style:style>
    <style:style style:name="P104" style:family="paragraph" style:parent-style-name="Standard" style:list-style-name="WWNum1">
      <style:paragraph-properties fo:margin-left="1in" fo:margin-right="0in" fo:margin-top="0in" fo:margin-bottom="0in" loext:contextual-spacing="false" fo:text-indent="-0.25in" style:auto-text-indent="false"/>
    </style:style>
    <style:style style:name="P105" style:family="paragraph" style:parent-style-name="Standard" style:list-style-name="WWNum18">
      <style:paragraph-properties fo:margin-left="1in" fo:margin-right="0in" fo:margin-top="0in" fo:margin-bottom="0.0429in" loext:contextual-spacing="false" fo:text-indent="-0.25in" style:auto-text-indent="false"/>
    </style:style>
    <style:style style:name="P106" style:family="paragraph" style:parent-style-name="Standard" style:list-style-name="WWNum19">
      <style:paragraph-properties fo:margin-left="1in" fo:margin-right="0in" fo:margin-top="0in" fo:margin-bottom="0.0429in" loext:contextual-spacing="false" fo:text-indent="-0.25in" style:auto-text-indent="false"/>
    </style:style>
    <style:style style:name="P107" style:family="paragraph" style:parent-style-name="Standard" style:list-style-name="WWNum7">
      <style:paragraph-properties fo:margin-left="1in" fo:margin-right="0in" fo:margin-top="0in" fo:margin-bottom="0.0429in" loext:contextual-spacing="false" fo:text-indent="-0.25in" style:auto-text-indent="false"/>
    </style:style>
    <style:style style:name="P108" style:family="paragraph" style:parent-style-name="Standard" style:list-style-name="WWNum17">
      <style:paragraph-properties fo:margin-left="1in" fo:margin-right="0in" fo:margin-top="0in" fo:margin-bottom="0.0429in" loext:contextual-spacing="false" fo:text-indent="-0.25in" style:auto-text-indent="false"/>
    </style:style>
    <style:style style:name="P109" style:family="paragraph" style:parent-style-name="Standard" style:list-style-name="WWNum26">
      <style:paragraph-properties fo:margin-left="1in" fo:margin-right="0in" fo:margin-top="0in" fo:margin-bottom="0.0429in" loext:contextual-spacing="false" fo:text-indent="-0.25in" style:auto-text-indent="false"/>
    </style:style>
    <style:style style:name="P110" style:family="paragraph" style:parent-style-name="Standard" style:list-style-name="WWNum19">
      <style:paragraph-properties fo:margin-left="1in" fo:margin-right="0in" fo:text-indent="-0.25in" style:auto-text-indent="false"/>
    </style:style>
    <style:style style:name="P111" style:family="paragraph" style:parent-style-name="Standard" style:list-style-name="WWNum12">
      <style:paragraph-properties fo:margin-left="1in" fo:margin-right="0in" fo:text-indent="-0.25in" style:auto-text-indent="false"/>
    </style:style>
    <style:style style:name="P1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4" style:family="paragraph" style:parent-style-name="Heading_20_1" style:list-style-name="WWNum20"/>
    <style:style style:name="P115" style:family="paragraph" style:parent-style-name="Heading_20_2" style:list-style-name="WWNum20"/>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6. Dominios con Windows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Enero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6</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7</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9</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19">7.9 <text:s/>Plantillas de usuarios y plantillas de grupos<text:tab/>20</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1</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2</text:span></text:a></text:p>
          <text:p text:style-name="P16"><text:a xlink:type="simple" xlink:href="#_mq3myk2qg3xi" text:style-name="Index_20_Link" text:visited-style-name="Index_20_Link"><text:span text:style-name="T19">8.2 <text:s/>Gestión de GPOs: interfaz gráfica<text:tab/>22</text:span></text:a></text:p>
          <text:p text:style-name="P16"><text:a xlink:type="simple" xlink:href="#_bvciyfxxy8mn" text:style-name="Index_20_Link" text:visited-style-name="Index_20_Link"><text:span text:style-name="T19">8.3 <text:s/>Gestión de GPOs: PowerShell<text:tab/>23</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2877071949" text:style-name="WWNum20">
        <text:list-item>
          <text:p text:style-name="P114"><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105114155450245" text:continue-numbering="true" text:style-name="WWNum20">
        <text:list-item>
          <text:p text:style-name="P114"><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53" text:visited-style-name="ListLabel_20_253"><text:span text:style-name="T22">Windows Server release information | Microsoft Learn</text:span></text:a>.</text:p>
      <text:list xml:id="list105113803495042" text:continue-numbering="true" text:style-name="WWNum20">
        <text:list-item>
          <text:p text:style-name="P114"><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2197143348" text:style-name="WWNum23">
        <text:list-item>
          <text:p text:style-name="P24"><text:span text:style-name="T11">Iniciar la Instalación</text:span>: inserta el medio de instalación y reinicia el servidor. El proceso de instalación se iniciará desde el medio. </text:p>
          <text:list>
            <text:list-item>
              <text:p text:style-name="P98">Asegúrate de seleccionar la edición adecuada de Windows Server 2022 durante el proceso de instalación.</text:p>
            </text:list-item>
          </text:list>
        </text:list-item>
        <text:list-item>
          <text:p text:style-name="P52"><text:span text:style-name="T11">Seleccionar el Idioma y la Distribución del Teclado.</text:span></text:p>
        </text:list-item>
        <text:list-item>
          <text:p text:style-name="P52"><text:span text:style-name="T11">Seleccionar el Tipo de Instalación</text:span>: Puedes elegir entre una instalación personalizada o una actualización, según tus necesidades. </text:p>
          <text:list>
            <text:list-item>
              <text:p text:style-name="P98"><text:span text:style-name="T24">Para una instalación nueva, selecciona "Personalizada".</text:span></text:p>
            </text:list-item>
          </text:list>
        </text:list-item>
        <text:list-item>
          <text:p text:style-name="P52"><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8">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2"><text:span text:style-name="T11">Configurar Opciones de Red y Región.</text:span></text:p>
        </text:list-item>
        <text:list-item>
          <text:p text:style-name="P52"><text:span text:style-name="T11">Crear una Contraseña del Administrador</text:span>.</text:p>
        </text:list-item>
        <text:list-item>
          <text:p text:style-name="P52"><text:span text:style-name="T11">Finalizar la Instalación</text:span>: una vez completada, el servidor se reiniciará y estarás listo para comenzar la configuración inicial y la administración del servidor.</text:p>
        </text:list-item>
        <text:list-item>
          <text:p text:style-name="P75"><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105114543882476" text:continue-list="list105113803495042" text:style-name="WWNum20">
        <text:list-item>
          <text:p text:style-name="P114"><text:bookmark text:name="_c30h6ovueuad"/>Post Instalación de Windows Server</text:p>
        </text:list-item>
      </text:list>
      <text:p text:style-name="Standard">A continuación mencionamos algunos pasos a tener en cuenta en la post instalación de Windows Server.</text:p>
      <text:list xml:id="list105113868054851" text:continue-numbering="true" text:style-name="WWNum20">
        <text:list-item>
          <text:list>
            <text:list-item>
              <text:p text:style-name="P115"><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12"><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1167873203" text:style-name="WWNum18">
        <text:list-item>
          <text:p text:style-name="P25"><text:span text:style-name="T11">Directivas de Contraseña:</text:span></text:p>
          <text:list>
            <text:list-item>
              <text:p text:style-name="P99">Establecer reglas para contraseñas, como longitud mínima y complejidad.</text:p>
            </text:list-item>
            <text:list-item>
              <text:p text:style-name="P99">Definir políticas de bloqueo de cuentas después de varios intentos fallidos de inicio de sesión.</text:p>
            </text:list-item>
            <text:list-item>
              <text:p text:style-name="P99">Configurar la duración máxima de las contraseñas y la historia de contraseñas anteriores.</text:p>
            </text:list-item>
          </text:list>
        </text:list-item>
        <text:list-item>
          <text:p text:style-name="P53"><text:span text:style-name="T11">Directivas de Bloqueo de Cuenta:</text:span></text:p>
          <text:list>
            <text:list-item>
              <text:p text:style-name="P99">Controlar cuántos intentos fallidos de inicio de sesión se permiten antes de bloquear una cuenta.</text:p>
            </text:list-item>
            <text:list-item>
              <text:p text:style-name="P99">Establecer la duración del bloqueo de la cuenta.</text:p>
            </text:list-item>
          </text:list>
        </text:list-item>
        <text:list-item>
          <text:p text:style-name="P53"><text:span text:style-name="T11">Directivas de Auditoría:</text:span></text:p>
          <text:list>
            <text:list-item>
              <text:p text:style-name="P99">Determinar qué eventos del sistema se registran y qué eventos se ignoran.</text:p>
            </text:list-item>
            <text:list-item>
              <text:p text:style-name="P99">Configurar la ruta de los registros de eventos de seguridad.</text:p>
            </text:list-item>
          </text:list>
        </text:list-item>
        <text:list-item>
          <text:p text:style-name="P53"><text:soft-page-break/><text:span text:style-name="T11">Directivas de Control de Acceso a Objetos:</text:span></text:p>
          <text:list>
            <text:list-item>
              <text:p text:style-name="P99">Definir permisos y restricciones de acceso a archivos, carpetas y recursos del sistema.</text:p>
            </text:list-item>
            <text:list-item>
              <text:p text:style-name="P99">Controlar quién tiene acceso y qué tipo de acceso tienen los usuarios y grupos.</text:p>
            </text:list-item>
          </text:list>
        </text:list-item>
        <text:list-item>
          <text:p text:style-name="P53"><text:span text:style-name="T11">Directivas de Bloqueo de Programas:</text:span></text:p>
          <text:list>
            <text:list-item>
              <text:p text:style-name="P99">Restringir la ejecución de ciertos programas o scripts no autorizados.</text:p>
            </text:list-item>
            <text:list-item>
              <text:p text:style-name="P99">Evitar que se ejecuten aplicaciones no deseadas o potencialmente peligrosas.</text:p>
            </text:list-item>
          </text:list>
        </text:list-item>
        <text:list-item>
          <text:p text:style-name="P53"><text:span text:style-name="T11">Directivas de Política de Seguridad Local:</text:span></text:p>
          <text:list>
            <text:list-item>
              <text:p text:style-name="P99">Configurar opciones de seguridad generales, como el nivel de seguridad de contraseñas o el modo de inicio de sesión interactivo.</text:p>
            </text:list-item>
            <text:list-item>
              <text:p text:style-name="P99">Establecer directivas de seguridad específicas para el sistema.</text:p>
            </text:list-item>
          </text:list>
        </text:list-item>
        <text:list-item>
          <text:p text:style-name="P53"><text:span text:style-name="T11">Directivas de Seguridad de Red:</text:span></text:p>
          <text:list>
            <text:list-item>
              <text:p text:style-name="P99">Controlar la comunicación de red, incluyendo reglas de firewall, seguridad de IPSec y configuración de autenticación de red.</text:p>
            </text:list-item>
          </text:list>
        </text:list-item>
        <text:list-item>
          <text:p text:style-name="P53"><text:span text:style-name="T11">Directivas de Autenticación:</text:span></text:p>
          <text:list>
            <text:list-item>
              <text:p text:style-name="P99">Definir las opciones de autenticación, como autenticación de contraseña, autenticación de tarjeta inteligente o autenticación de huella digital.</text:p>
            </text:list-item>
          </text:list>
        </text:list-item>
        <text:list-item>
          <text:p text:style-name="P53"><text:span text:style-name="T11">Directivas de Control de Servicios:</text:span></text:p>
          <text:list>
            <text:list-item>
              <text:p text:style-name="P99">Administrar los servicios y controlar quién puede iniciar, detener o pausar servicios específicos.</text:p>
            </text:list-item>
          </text:list>
        </text:list-item>
        <text:list-item>
          <text:p text:style-name="P53"><text:span text:style-name="T11">Directivas de BitLocker:</text:span></text:p>
          <text:list>
            <text:list-item>
              <text:p text:style-name="P99">Configurar la encriptación de disco completo con BitLocker y definir políticas relacionadas con la administración de claves.</text:p>
            </text:list-item>
          </text:list>
        </text:list-item>
        <text:list-item>
          <text:p text:style-name="P53"><text:span text:style-name="T11">Directivas de Seguridad Avanzada:</text:span></text:p>
          <text:list>
            <text:list-item>
              <text:p text:style-name="P105">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105114135870430" text:continue-list="list105113868054851" text:style-name="WWNum20">
        <text:list-item>
          <text:list>
            <text:list-item>
              <text:p text:style-name="P115"><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3555596346" text:style-name="WWNum19">
        <text:list-item>
          <text:p text:style-name="P26"><text:span text:style-name="T11">Roles de Servidor:</text:span></text:p>
          <text:list>
            <text:list-item>
              <text:p text:style-name="P100"><text:span text:style-name="T11">Servidor de archivos:</text:span> Proporciona servicios de almacenamiento y permite compartir archivos y carpetas en la red.</text:p>
            </text:list-item>
            <text:list-item>
              <text:p text:style-name="P100"><text:span text:style-name="T11">Servidor web (IIS):</text:span> Permite alojar sitios web y aplicaciones web en el servidor.</text:p>
            </text:list-item>
            <text:list-item>
              <text:p text:style-name="P100"><text:span text:style-name="T11">Servidor DNS:</text:span> Gestiona la resolución de nombres de dominio en la red.</text:p>
            </text:list-item>
            <text:list-item>
              <text:p text:style-name="P100"><text:span text:style-name="T11">Servidor DHCP:</text:span> Proporciona configuraciones de red automáticas a dispositivos en la red.</text:p>
            </text:list-item>
            <text:list-item>
              <text:p text:style-name="P100"><text:span text:style-name="T11">Servidor de impresión:</text:span> Facilita la administración de impresoras y tareas de impresión en la red.</text:p>
            </text:list-item>
          </text:list>
        </text:list-item>
        <text:list-item>
          <text:p text:style-name="P54"><text:span text:style-name="T11">Roles de Infraestructura:</text:span></text:p>
          <text:list>
            <text:list-item>
              <text:p text:style-name="P100"><text:span text:style-name="T11">Servidor de control de dominio (Active Directory):</text:span> Administra la autenticación y la administración centralizada de usuarios, grupos y recursos en una red.</text:p>
            </text:list-item>
            <text:list-item>
              <text:p text:style-name="P100"><text:span text:style-name="T11">Servidor de certificados:</text:span> Facilita la administración y emisión de certificados digitales.</text:p>
            </text:list-item>
            <text:list-item>
              <text:p text:style-name="P100"><text:span text:style-name="T11">Servidor de directivas de acceso en red (NPS):</text:span> Permite la autenticación de usuarios y dispositivos en la red.</text:p>
            </text:list-item>
            <text:list-item>
              <text:p text:style-name="P100"><text:span text:style-name="T11">Servidor de administración de derechos:</text:span> Gestiona la administración de derechos digitales para proteger contenido.</text:p>
            </text:list-item>
            <text:list-item>
              <text:p text:style-name="P110"><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100"><text:span text:style-name="T11">Servidor de base de datos (SQL Server):</text:span> Proporciona servicios de gestión de bases de datos.</text:p>
            </text:list-item>
            <text:list-item>
              <text:p text:style-name="P100"><text:span text:style-name="T11">Servidor de aplicaciones: </text:span>Aloja aplicaciones empresariales personalizadas.</text:p>
            </text:list-item>
            <text:list-item>
              <text:p text:style-name="P100"><text:span text:style-name="T11">Servidor de virtualización (Hyper-V):</text:span> Permite la virtualización de servidores y recursos.</text:p>
            </text:list-item>
          </text:list>
        </text:list-item>
        <text:list-item>
          <text:p text:style-name="P54"><text:span text:style-name="T11">Roles de Almacenamiento y Archivo:</text:span></text:p>
          <text:list>
            <text:list-item>
              <text:p text:style-name="P100"><text:span text:style-name="T11">Servidor de archivos y almacenamiento:</text:span> Proporciona funciones de almacenamiento y compartición de archivos avanzadas.</text:p>
            </text:list-item>
            <text:list-item>
              <text:p text:style-name="P100"><text:span text:style-name="T11">Servidor de copia de seguridad:</text:span> Administra y automatiza las copias de seguridad de datos.</text:p>
            </text:list-item>
          </text:list>
        </text:list-item>
        <text:list-item>
          <text:p text:style-name="P54"><text:span text:style-name="T11">Roles de Administración y Monitorización:</text:span></text:p>
          <text:list>
            <text:list-item>
              <text:p text:style-name="P100"><text:span text:style-name="T11">Servidor de administración central:</text:span> Facilita la administración centralizada de múltiples servidores.</text:p>
            </text:list-item>
            <text:list-item>
              <text:p text:style-name="P100"><text:span text:style-name="T11">Servidor de supervisión:</text:span> Controla y registra el rendimiento y la disponibilidad de recursos y servicios.</text:p>
            </text:list-item>
          </text:list>
        </text:list-item>
        <text:list-item>
          <text:p text:style-name="P54"><text:span text:style-name="T11">Roles de Red y Acceso Remoto:</text:span></text:p>
          <text:list>
            <text:list-item>
              <text:p text:style-name="P100"><text:span text:style-name="T11">Servidor VPN:</text:span> Proporciona acceso seguro a la red para usuarios remotos.</text:p>
            </text:list-item>
            <text:list-item>
              <text:p text:style-name="P106"><text:span text:style-name="T11">Servidor de equilibrio de carga:</text:span> Distribuye el tráfico de red entre varios servidores para mejorar la disponibilidad y el rendimiento.</text:p>
            </text:list-item>
          </text:list>
        </text:list-item>
      </text:list>
      <text:list xml:id="list105113052102114" text:continue-list="list105114135870430" text:style-name="WWNum20">
        <text:list-item>
          <text:list>
            <text:list-item>
              <text:p text:style-name="P115"><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1236123274" text:style-name="WWNum11">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5"><text:soft-page-break/>Creación y Formateo de Particiones: Los administradores pueden crear nuevas particiones en discos, formatear particiones con sistemas de archivos como NTFS y FAT, y asignar letras de unidad a las particiones.</text:p>
        </text:list-item>
        <text:list-item>
          <text:p text:style-name="P55">Administración de Volúmenes: Es posible crear volúmenes simples, volúmenes espejo, volúmenes RAID-5 y volúmenes RAID-0, y administrar su tamaño y estado.</text:p>
        </text:list-item>
        <text:list-item>
          <text:p text:style-name="P55">Gestión de Letras de Unidad y Puntos de Montaje: Se pueden asignar letras de unidad a particiones o usar puntos de montaje para acceder a volúmenes en rutas específicas.</text:p>
        </text:list-item>
        <text:list-item>
          <text:p text:style-name="P76">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738661348" text:style-name="WWNum4">
        <text:list-item>
          <text:p text:style-name="P28">Cuotas de Disco: Las cuotas de disco son límites que se aplican a la cantidad de espacio en disco que los usuarios o grupos pueden consumir en un volumen específico.</text:p>
        </text:list-item>
        <text:list-item>
          <text:p text:style-name="P56">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7">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4036579848" text:style-name="WWNum7">
        <text:list-item>
          <text:p text:style-name="P29"><text:span text:style-name="T11">RAID 0 (Striping):</text:span></text:p>
          <text:list>
            <text:list-item>
              <text:p text:style-name="P101">Rendimiento: Alto.</text:p>
            </text:list-item>
            <text:list-item>
              <text:p text:style-name="P101">Redundancia: Ninguna.</text:p>
            </text:list-item>
            <text:list-item>
              <text:p text:style-name="P101">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7"><text:span text:style-name="T11">RAID 1 (Mirroring):</text:span></text:p>
          <text:list>
            <text:list-item>
              <text:p text:style-name="P101">Rendimiento: Moderado (lectura), igual que el disco más lento (escritura).</text:p>
            </text:list-item>
            <text:list-item>
              <text:p text:style-name="P101">Redundancia: Alta.</text:p>
            </text:list-item>
            <text:list-item>
              <text:p text:style-name="P101">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7"><text:span text:style-name="T11">RAID 5 (Striping con Paridad):</text:span></text:p>
          <text:list>
            <text:list-item>
              <text:p text:style-name="P101">Rendimiento: Moderado (lectura y escritura).</text:p>
            </text:list-item>
            <text:list-item>
              <text:p text:style-name="P101">Redundancia: Moderada.</text:p>
            </text:list-item>
            <text:list-item>
              <text:p text:style-name="P101">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7"><text:span text:style-name="T11">RAID 10 (Combinación de Mirroring y Striping):</text:span></text:p>
          <text:list>
            <text:list-item>
              <text:p text:style-name="P101">Rendimiento: Alto (lectura y escritura).</text:p>
            </text:list-item>
            <text:list-item>
              <text:p text:style-name="P101">Redundancia: Alta.</text:p>
            </text:list-item>
            <text:list-item>
              <text:p text:style-name="P107">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105112781575613" text:continue-list="list105113052102114" text:style-name="WWNum20">
        <text:list-item>
          <text:p text:style-name="P114"><text:bookmark text:name="_tgmv7yvou7p5"/>Directorio activo y dominios</text:p>
          <text:list>
            <text:list-item>
              <text:p text:style-name="P115"><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53" text:visited-style-name="ListLabel_20_253"><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105114098845743" text:continue-numbering="true" text:style-name="WWNum20">
        <text:list-item>
          <text:list>
            <text:list-item>
              <text:p text:style-name="P115"><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12"><text:span text:style-name="T10"><text:s/>📖 </text:span><text:span text:style-name="T11">Importante: </text:span>las “ACL” están compuestas por distintas “ACE”. Mediante estas “ACE” indican quién puede o no acceder a un recurso del sistema.</text:p>
      <text:list xml:id="list105114448151701" text:continue-numbering="true" text:style-name="WWNum20">
        <text:list-item>
          <text:list>
            <text:list-item>
              <text:p text:style-name="P115"><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105114254885632" text:continue-numbering="true" text:style-name="WWNum20">
        <text:list-item>
          <text:list>
            <text:list-item>
              <text:p text:style-name="P115"><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105114433035881" text:continue-numbering="true" text:style-name="WWNum20">
        <text:list-item>
          <text:list>
            <text:list-item>
              <text:p text:style-name="P115"><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12"><text:span text:style-name="T12"><text:s/>❕</text:span><text:span text:style-name="T13"> </text:span><text:span text:style-name="T11">Atención: </text:span>durante las actividades de este curso, trabajaremos únicamente con un único bosque.</text:p>
      <text:list xml:id="list105113752513117" text:continue-numbering="true" text:style-name="WWNum20">
        <text:list-item>
          <text:list>
            <text:list-item>
              <text:p text:style-name="P115"><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105114623076537" text:continue-numbering="true" text:style-name="WWNum20">
        <text:list-item>
          <text:list>
            <text:list-item>
              <text:p text:style-name="P115"><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12"><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105114269552113" text:continue-numbering="true" text:style-name="WWNum20">
        <text:list-item>
          <text:list>
            <text:list-item>
              <text:p text:style-name="P115"><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3700451505" text:style-name="WWNum8">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8"><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8"><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105114466759085" text:continue-list="list105114269552113" text:style-name="WWNum20">
        <text:list-item>
          <text:p text:style-name="P114"><text:bookmark text:name="_bu3tk68vr7in"/>Gestión de dominios: Creación y despliegue</text:p>
          <text:list>
            <text:list-item>
              <text:p text:style-name="P115"><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4210098666"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9">Luego, se procede a configurar el particionado del disco, lo que implica seleccionar el disco o partición en el cual se instalará el sistema operativo y definir su tamaño y formato.</text:p>
        </text:list-item>
        <text:list-item>
          <text:p text:style-name="P59">Después, se establece la configuración de fecha y hora para garantizar la sincronización adecuada del servidor con la red y otros dispositivos.</text:p>
        </text:list-item>
        <text:list-item>
          <text:p text:style-name="P79">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105113542374343" text:continue-list="list105114466759085" text:style-name="WWNum20">
        <text:list-item>
          <text:list>
            <text:list-item>
              <text:p text:style-name="P115"><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457796688" text:style-name="WWNum12">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60">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60">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60">Generalmente, nuestro servidor también requerirá que instalemos otros roles para el correcto funcionamiento del dominio, como el rol de "Servidor DNS" o el rol de "Servidor DHCP".</text:p>
        </text:list-item>
        <text:list-item>
          <text:p text:style-name="P97">La creación del dominio incluirá los siguientes pasos:</text:p>
          <text:list>
            <text:list-item>
              <text:p text:style-name="P111">Elegir si queremos unirlo a un bosque existente, crear un nuevo bosque o si este controlador será un controlador adicional de dominio.</text:p>
            </text:list-item>
            <text:list-item>
              <text:p text:style-name="P111">Especificar el nombre del dominio.</text:p>
            </text:list-item>
            <text:list-item>
              <text:p text:style-name="P111">Seleccionar el nivel de funcionalidad del dominio, lo cual determina la compatibilidad con otras versiones de Windows Server 20XX.</text:p>
            </text:list-item>
            <text:list-item>
              <text:p text:style-name="P111">Decidir si deseamos que nuestro servidor también funcione como servidor DNS del dominio (generalmente recomendado).</text:p>
            </text:list-item>
            <text:list-item>
              <text:p text:style-name="P111">Establecer una contraseña para la cuenta de administrador del dominio.</text:p>
            </text:list-item>
          </text:list>
        </text:list-item>
        <text:list-item>
          <text:p text:style-name="P97">Después de instalar el software y reiniciar el servidor, se mostrarán notificaciones de configuración que debemos atender. En ellas, seleccionaremos la opción "Promover este servidor a controlador de dominio".</text:p>
        </text:list-item>
      </text:list>
      <text:p text:style-name="P112"><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105113428354980" text:continue-list="list105113542374343" text:style-name="WWNum20">
        <text:list-item>
          <text:list>
            <text:list-item>
              <text:p text:style-name="P115"><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12"><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13"><text:span text:style-name="T25">Get-NetAdapter</text:span></text:p>
          </table:table-cell>
        </table:table-row>
      </table:table>
      <text:p text:style-name="Standard"><text:soft-page-break/>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13"><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13"><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13"><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13"><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2017232297" text:style-name="WWNum27">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61"><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61"><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61"><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61"><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80"><text:span text:style-name="T11">-Force:</text:span> Este parámetro permite forzar la ejecución del comando sin solicitar confirmación adicional. Úsalo con precaución, ya que evita que se realicen verificaciones importantes.</text:p>
        </text:list-item>
      </text:list>
      <text:p text:style-name="P112"><text:span text:style-name="T12"><text:s/>❕</text:span><text:span text:style-name="T13"> </text:span><text:span text:style-name="T11">Atención: </text:span>utiliza este comando y otros que afecten a Windows <text:s/>sabiendo que está haciendo y revisando previamente a ejecutarlo que todo sea correcto.</text:p>
      <text:list xml:id="list105113338208995" text:continue-list="list105113428354980" text:style-name="WWNum20">
        <text:list-item>
          <text:list>
            <text:list-item>
              <text:p text:style-name="P115"><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12"><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105113045330892" text:continue-numbering="true" text:style-name="WWNum20">
        <text:list-item>
          <text:list>
            <text:list-item>
              <text:p text:style-name="P115"><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13"><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12"><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13"><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3021838016" text:style-name="WWNum13">
        <text:list-item>
          <text:p text:style-name="P34"><text:span text:style-name="T11">DomainName "NombreDominio":</text:span> Especifica el nombre del dominio al que se desea unir el cliente. Reemplaza "NombreDominio" con el nombre del dominio correspondiente.</text:p>
        </text:list-item>
        <text:list-item>
          <text:p text:style-name="P81"><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105113559780995" text:continue-list="list105113045330892" text:style-name="WWNum20">
        <text:list-item>
          <text:list>
            <text:list-item>
              <text:p text:style-name="P115"><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herramientasque facilitan la unión de clientes Linux a un dominio Windows. Una de las fórmulas más populares es la de utilizar las herramientas <text:span text:style-name="T11">SSSD (System Security Services Daemon) y “realmd”</text:span>. Estas herramientas proporciona un conjunto de servicios para integrar sistemas Linux con servicios de directorio, como Active Directory. En los siguientes enlaces explica su uso:</text:p>
      <text:list xml:id="list2153139105" text:style-name="WWNum3">
        <text:list-item>
          <text:p text:style-name="P35"><text:a xlink:type="simple" xlink:href="https://blog.netwrix.com/2022/11/01/join-linux-hosts-to-active-directory-domain/" text:style-name="ListLabel_20_253" text:visited-style-name="ListLabel_20_253"><text:span text:style-name="T22">https://blog.netwrix.com/2022/11/01/join-linux-hosts-to-active-directory-domain/</text:span></text:a></text:p>
        </text:list-item>
        <text:list-item>
          <text:p text:style-name="P62"><text:a xlink:type="simple" xlink:href="https://somebooks.es/unir-un-cliente-ubuntu-20-04-a-un-dominio-de-active-directory-sobre-windows-server-2019-parte-1/" text:style-name="ListLabel_20_253" text:visited-style-name="ListLabel_20_253"><text:span text:style-name="T22">https://somebooks.es/unir-un-cliente-ubuntu-20-04-a-un-dominio-de-active-directory-sobre-windows-server-2019-parte-1/</text:span></text:a></text:p>
        </text:list-item>
        <text:list-item>
          <text:p text:style-name="P82"><text:a xlink:type="simple" xlink:href="https://somebooks.es/unir-un-cliente-ubuntu-20-04-a-un-dominio-de-active-directory-sobre-windows-server-2019-parte-2/" text:style-name="ListLabel_20_253" text:visited-style-name="ListLabel_20_253"><text:span text:style-name="T22">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1395507957" text:style-name="WWNum14">
        <text:list-item>
          <text:p text:style-name="P36"><text:a xlink:type="simple" xlink:href="https://github.com/PierreGode/Linux-Active-Directory-join-script" text:style-name="ListLabel_20_253" text:visited-style-name="ListLabel_20_253"><text:span text:style-name="T22">https://github.com/PierreGode/Linux-Active-Directory-join-script</text:span></text:a></text:p>
        </text:list-item>
        <text:list-item>
          <text:p text:style-name="P83"><text:a xlink:type="simple" xlink:href="https://github.com/rfinotti/join_domain" text:style-name="ListLabel_20_253" text:visited-style-name="ListLabel_20_253"><text:span text:style-name="T22">https://github.com/rfinotti/join_domain</text:span></text:a></text:p>
        </text:list-item>
      </text:list>
      <text:list xml:id="list105114694833822" text:continue-list="list105113559780995" text:style-name="WWNum20">
        <text:list-item>
          <text:p text:style-name="P114"><text:bookmark text:name="_qvkrhhazhh89"/><text:s/>Gestión de dominios: Gestión de usuarios, grupos y unidades organizativas</text:p>
          <text:list>
            <text:list-item>
              <text:p text:style-name="P115"><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12"><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105113675871740" text:continue-numbering="true" text:style-name="WWNum20">
        <text:list-item>
          <text:list>
            <text:list-item>
              <text:p text:style-name="P115"><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text:soft-page-break/>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12"><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105112786710494" text:continue-numbering="true" text:style-name="WWNum20">
        <text:list-item>
          <text:list>
            <text:list-item>
              <text:p text:style-name="P115"><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4037390199" text:style-name="WWNum21">
        <text:list-item>
          <text:p text:style-name="P37"><text:span text:style-name="T11">Grupos de distribución:</text:span> estos grupos se utilizan principalmente para la mensajería y funciones similares. Se crean para facilitar el envío de mensajes a un conjunto de usuarios.</text:p>
        </text:list-item>
        <text:list-item>
          <text:p text:style-name="P84"><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2117070564" text:style-name="WWNum15">
        <text:list-item>
          <text:p text:style-name="P38"><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3"><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5"><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112"><text:span text:style-name="T10"><text:s/>📖 </text:span><text:span text:style-name="T11">Importante: </text:span>utilizar el tipo de grupo adecuado según el alcance necesario nos permitirá lograr un mejor rendimiento y eficiencia en el Directorio Activo.</text:p>
      <text:list xml:id="list105114654807180" text:continue-list="list105112786710494" text:style-name="WWNum20">
        <text:list-item>
          <text:list>
            <text:list-item>
              <text:p text:style-name="P115"><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1621908390" text:style-name="WWNum17">
        <text:list-item>
          <text:p text:style-name="P39"><text:span text:style-name="T11">Grupos locales de dominio:</text:span></text:p>
          <text:list>
            <text:list-item>
              <text:p text:style-name="P102"><text:span text:style-name="T11">Uso recomendado:</text:span> Los grupos locales de dominio son ideales cuando se necesitan asignar permisos y controlar el acceso a recursos dentro del mismo dominio.</text:p>
            </text:list-item>
            <text:list-item>
              <text:p text:style-name="P102"><text:span text:style-name="T11">Alcance limitado: </text:span>Estos grupos solo se aplican al dominio específico en el que se crean y su replicación se limita a ese dominio.</text:p>
            </text:list-item>
            <text:list-item>
              <text:p text:style-name="P102"><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4"><text:span text:style-name="T11">Grupos globales:</text:span></text:p>
          <text:list>
            <text:list-item>
              <text:p text:style-name="P102"><text:span text:style-name="T11">Uso recomendado: </text:span>Los grupos globales son útiles cuando se requiere asignar permisos y controlar el acceso a recursos en diferentes dominios dentro del mismo bosque.</text:p>
            </text:list-item>
            <text:list-item>
              <text:p text:style-name="P102"><text:span text:style-name="T11">Alcance extendido:</text:span> Los permisos asignados a los grupos globales se aplican a cualquier dominio dentro del bosque al que pertenecen.</text:p>
            </text:list-item>
            <text:list-item>
              <text:p text:style-name="P102"><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4"><text:span text:style-name="T11">Grupos universales:</text:span></text:p>
          <text:list>
            <text:list-item>
              <text:p text:style-name="P102"><text:span text:style-name="T11">Uso recomendado:</text:span> Los grupos universales son beneficiosos cuando se necesita compartir permisos y controlar el acceso a recursos en todo el bosque, especialmente en entornos con múltiples dominios.</text:p>
            </text:list-item>
            <text:list-item>
              <text:p text:style-name="P102"><text:span text:style-name="T11">Alcance amplio:</text:span> Los permisos asignados a los grupos universales se aplican a cualquier dominio dentro del bosque y su replicación abarca todo el árbol del bosque.</text:p>
            </text:list-item>
            <text:list-item>
              <text:p text:style-name="P108"><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12"><text:span text:style-name="T12"><text:s/>❕</text:span><text:span text:style-name="T13"> </text:span><text:span text:style-name="T11">Atención: </text:span>durante el curso, lo más habitual será utilizar grupos locales de dominio y en alguna ocasión grupos globales.</text:p>
      <text:list xml:id="list105114423565687" text:continue-list="list105114654807180" text:style-name="WWNum20">
        <text:list-item>
          <text:list>
            <text:list-item>
              <text:p text:style-name="P115"><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900261508" text:style-name="WWNum5">
        <text:list-item>
          <text:p text:style-name="P40"><text:span text:style-name="T11">Nombre de inicio de sesión</text:span>: Es el nombre único que identificará al usuario en el dominio.</text:p>
        </text:list-item>
        <text:list-item>
          <text:p text:style-name="P65"><text:span text:style-name="T11">Contraseña</text:span>: Debes establecer una contraseña segura para el usuario.</text:p>
        </text:list-item>
        <text:list-item>
          <text:p text:style-name="P86"><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459783873" text:style-name="WWNum28">
        <text:list-item>
          <text:p text:style-name="P41"><text:span text:style-name="T11">Cambio de contraseña</text:span>: Permite cambiar la contraseña actual del usuario.</text:p>
        </text:list-item>
        <text:list-item>
          <text:p text:style-name="P66"><text:span text:style-name="T11">Horas de inicio de sesión:</text:span> Aquí puedes especificar las horas durante las cuales se permite el inicio de sesión con esta cuenta.</text:p>
        </text:list-item>
        <text:list-item>
          <text:p text:style-name="P66"><text:span text:style-name="T11">Equipos desde los que se puede iniciar sesión:</text:span> Puedes controlar desde qué equipos o estaciones de trabajo se permite al usuario iniciar sesión.</text:p>
        </text:list-item>
        <text:list-item>
          <text:p text:style-name="P87"><text:span text:style-name="T11">Visualización / Modificación de los grupos:</text:span> Esta opción te permite ver y modificar los grupos a los que pertenece el usuario, lo que influye en los permisos y accesos que tiene dentro del dominio.</text:p>
        </text:list-item>
      </text:list>
      <text:list xml:id="list105113714328647" text:continue-list="list105114423565687" text:style-name="WWNum20">
        <text:list-item>
          <text:list>
            <text:list-item>
              <text:p text:style-name="P115"><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13"><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13"><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13"><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13"><text:span text:style-name="T25">Get-ADUser -Identity </text:span><text:span text:style-name="T26">"NombreUsuario"</text:span></text:p>
          </table:table-cell>
        </table:table-row>
      </table:table>
      <text:p text:style-name="Standard"><text:soft-page-break/>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105113670849883" text:continue-numbering="true" text:style-name="WWNum20">
        <text:list-item>
          <text:list>
            <text:list-item>
              <text:p text:style-name="P115"><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3913425546" text:style-name="WWNum24">
        <text:list-item>
          <text:p text:style-name="P42"><text:span text:style-name="T11">Nombre</text:span>: es el nombre único que identificará al grupo en el dominio.</text:p>
        </text:list-item>
        <text:list-item>
          <text:p text:style-name="P67"><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8"><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1472886076" text:style-name="WWNum6">
        <text:list-item>
          <text:p text:style-name="P43"><text:span text:style-name="T11">Miembros</text:span>: Esta opción te permite agregar miembros al grupo, ya sean cuentas de usuario u otros grupos. Puedes seleccionar los usuarios o grupos relevantes y agregarlos al grupo en esta sección.</text:p>
        </text:list-item>
        <text:list-item>
          <text:p text:style-name="P89"><text:span text:style-name="T11">Miembro de: </text:span>Aquí se muestra una lista de los grupos de los cuales el grupo actual es miembro. Esto te permite visualizar y administrar las relaciones de pertenencia entre los grupos.</text:p>
        </text:list-item>
      </text:list>
      <text:list xml:id="list105113278730865" text:continue-list="list105113670849883" text:style-name="WWNum20">
        <text:list-item>
          <text:list>
            <text:list-item>
              <text:p text:style-name="P115"><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13"><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13"><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13"><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13"><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105112827890797" text:continue-numbering="true" text:style-name="WWNum20">
        <text:list-item>
          <text:list>
            <text:list-item>
              <text:p text:style-name="P115"><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2013672529" text:style-name="WWNum22">
        <text:list-item>
          <text:p text:style-name="P44"><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8"><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90"><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1734318807" text:style-name="WWNum25">
        <text:list-item>
          <text:p text:style-name="P45"><text:span text:style-name="T11">Crear un grupo de seguridad de plantilla:</text:span> para crear una plantilla de grupo en Windows Server, primero debes crear un grupo de seguridad que servirá como base para tus plantillas de grupos.</text:p>
        </text:list-item>
        <text:list-item>
          <text:p text:style-name="P69"><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91"><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105113618966371" text:continue-list="list105112827890797" text:style-name="WWNum20">
        <text:list-item>
          <text:list>
            <text:list-item>
              <text:p text:style-name="P115"><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2663626369" text:style-name="WWNum16">
        <text:list-item>
          <text:p text:style-name="P46">Haz clic con el botón derecho del ratón en la ubicación donde deseas crear la unidad organizativa, ya sea en el nivel raíz o dentro de otra unidad organizativa existente.</text:p>
        </text:list-item>
        <text:list-item>
          <text:p text:style-name="P70">Selecciona "Nueva" y luego elige "Unidad Organizativa" en el menú desplegable.</text:p>
        </text:list-item>
        <text:list-item>
          <text:p text:style-name="P92">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2866706072" text:style-name="WWNum29">
        <text:list-item>
          <text:p text:style-name="P47"><text:span text:style-name="T11">Seguridad</text:span>: Permite configurar los permisos y los niveles de acceso para la unidad organizativa.</text:p>
        </text:list-item>
        <text:list-item>
          <text:p text:style-name="P71"><text:span text:style-name="T11">Políticas de grupo:</text:span> Permite aplicar políticas específicas a la unidad organizativa y a los objetos contenidos en ella.</text:p>
        </text:list-item>
        <text:list-item>
          <text:p text:style-name="P93"><text:span text:style-name="T11">Ubicación</text:span>: Muestra la ruta completa de la unidad organizativa dentro de la estructura del Directorio Activo.</text:p>
        </text:list-item>
      </text:list>
      <text:list xml:id="list105113074859204" text:continue-list="list105113618966371" text:style-name="WWNum20">
        <text:list-item>
          <text:list>
            <text:list-item>
              <text:p text:style-name="P115"><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13"><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P1"/>
      <text:p text:style-name="Standard"><text:soft-page-break/><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13"><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113"><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13"><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105114024907980" text:continue-numbering="true" text:style-name="WWNum20">
        <text:list-item>
          <text:p text:style-name="P114"><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12"><text:span text:style-name="T10"><text:s/>📖 </text:span><text:span text:style-name="T11">Importante: </text:span>cabe destacar que las GPO se pueden respaldar y restaurar, lo que facilita la recuperación de configuraciones de políticas en caso de errores o pérdida de datos.</text:p>
      <text:list xml:id="list105113189416398" text:continue-numbering="true" text:style-name="WWNum20">
        <text:list-item>
          <text:list>
            <text:list-item>
              <text:p text:style-name="P115"><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431446634" text:style-name="WWNum10">
        <text:list-item>
          <text:p text:style-name="P48"><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94"><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105113871839088" text:continue-list="list105113189416398" text:style-name="WWNum20">
        <text:list-item>
          <text:list>
            <text:list-item>
              <text:p text:style-name="P115"><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592354211" text:style-name="WWNum26">
        <text:list-item>
          <text:p text:style-name="P49"><text:span text:style-name="T11">Crear una nueva GPO: </text:span></text:p>
          <text:list>
            <text:list-item>
              <text:p text:style-name="P103">Haz clic con el botón derecho del ratón en la carpeta "Directivas de grupo de bosque" o "Directivas de grupo de dominio" en la jerarquía de navegación.</text:p>
            </text:list-item>
            <text:list-item>
              <text:p text:style-name="P103">Selecciona "Crear GPO en este dominio y vincularlo aquí".</text:p>
            </text:list-item>
            <text:list-item>
              <text:p text:style-name="P103">Asigna un nombre descriptivo a la nueva GPO y haz clic en "Aceptar".</text:p>
            </text:list-item>
          </text:list>
        </text:list-item>
        <text:list-item>
          <text:p text:style-name="P72"><text:span text:style-name="T11">Configurar una GPO:</text:span></text:p>
          <text:list>
            <text:list-item>
              <text:p text:style-name="P103">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72"><text:span text:style-name="T11">Vincular una GPO a un contenedor:</text:span></text:p>
          <text:list>
            <text:list-item>
              <text:p text:style-name="P103">Para aplicar una GPO a un contenedor específico, como un dominio, una unidad organizativa o un sitio.</text:p>
            </text:list-item>
            <text:list-item>
              <text:p text:style-name="P103">En la jerarquía de navegación del GPMC, selecciona el contenedor donde deseas vincular la GPO.</text:p>
            </text:list-item>
            <text:list-item>
              <text:p text:style-name="P103">Haz clic con el botón derecho del ratón y elige "Vincular una GPO existente".</text:p>
            </text:list-item>
            <text:list-item>
              <text:p text:style-name="P103">Selecciona la GPO que deseas vincular y haz clic en "Aceptar".</text:p>
            </text:list-item>
          </text:list>
        </text:list-item>
        <text:list-item>
          <text:p text:style-name="P72"><text:span text:style-name="T11">Administrar las configuraciones de una GPO:</text:span></text:p>
          <text:list>
            <text:list-item>
              <text:p text:style-name="P103">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72"><text:span text:style-name="T11">Aplicar una GPO:</text:span></text:p>
          <text:list>
            <text:list-item>
              <text:p text:style-name="P109">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105114132316242" text:continue-list="list105113871839088" text:style-name="WWNum20">
        <text:list-item>
          <text:list>
            <text:list-item>
              <text:p text:style-name="P115"><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13"><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13"><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13"><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13"><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13"><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105113724443770" text:continue-numbering="true" text:style-name="WWNum20">
        <text:list-item>
          <text:p text:style-name="P114"><text:bookmark text:name="_kba6qmetfnn8"/>Recomendaciones de seguridad al administrar Windows Server</text:p>
        </text:list-item>
      </text:list>
      <text:p text:style-name="Standard"><text:soft-page-break/>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3806747234" text:style-name="WWNum1">
        <text:list-item>
          <text:p text:style-name="P50"><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3"><text:span text:style-name="T11">Firewall: </text:span>habilita y configura el Firewall de Windows para bloquear tráfico no deseado y limitar la exposición de servicios no esenciales a la red.</text:p>
        </text:list-item>
        <text:list-item>
          <text:p text:style-name="P73"><text:span text:style-name="T11">Seguridad Física:</text:span> asegúrate de que los servidores estén físicamente protegidos en un lugar seguro y que solo el personal autorizado tenga acceso físico a ellos.</text:p>
        </text:list-item>
        <text:list-item>
          <text:p text:style-name="P73"><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3"><text:span text:style-name="T11">Control de Acceso:</text:span> configura permisos y derechos de acceso adecuados para que solo los usuarios y grupos autorizados puedan acceder a recursos y carpetas compartidas.</text:p>
        </text:list-item>
        <text:list-item>
          <text:p text:style-name="P73"><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3"><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3"><text:span text:style-name="T11">Cifrado de Datos</text:span>: implementa el cifrado de datos para proteger información confidencial, especialmente en unidades y comunicaciones sensibles.</text:p>
        </text:list-item>
        <text:list-item>
          <text:p text:style-name="P73"><text:span text:style-name="T11">Respaldo y Recuperación:</text:span> establece un plan de respaldo y recuperación eficaz para proteger los datos contra pérdida o daño. Prueba regularmente la recuperación de datos.</text:p>
        </text:list-item>
        <text:list-item>
          <text:p text:style-name="P73"><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104"><text:a xlink:type="simple" xlink:href="https://www.snort.org/" text:style-name="ListLabel_20_253" text:visited-style-name="ListLabel_20_253"><text:span text:style-name="T22">https://www.snort.org/</text:span></text:a></text:p>
            </text:list-item>
            <text:list-item>
              <text:p text:style-name="P104"><text:a xlink:type="simple" xlink:href="https://suricata.io/" text:style-name="ListLabel_20_253" text:visited-style-name="ListLabel_20_253"><text:span text:style-name="T22">https://suricata.io/</text:span></text:a></text:p>
            </text:list-item>
            <text:list-item>
              <text:p text:style-name="P104"><text:a xlink:type="simple" xlink:href="https://securityonionsolutions.com/" text:style-name="ListLabel_20_253" text:visited-style-name="ListLabel_20_253"><text:span text:style-name="T22">https://securityonionsolutions.com/</text:span></text:a></text:p>
            </text:list-item>
          </text:list>
        </text:list-item>
        <text:list-item>
          <text:p text:style-name="P73"><text:span text:style-name="T11">Acceso Remoto Seguro:</text:span> limita y asegura el acceso remoto al servidor. Considera el uso de conexiones VPN y, cuando sea posible, restringe el acceso a direcciones IP específicas.</text:p>
        </text:list-item>
        <text:list-item>
          <text:p text:style-name="P95"><text:span text:style-name="T11">Monitoreo de Seguridad:</text:span> implementa soluciones de monitoreo y análisis de registros para detectar eventos de seguridad y comportamientos anómalos.</text:p>
        </text:list-item>
      </text:list>
      <text:list xml:id="list105114672553878" text:continue-list="list105113724443770" text:style-name="WWNum20">
        <text:list-item>
          <text:p text:style-name="P114"><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Standard">En concreto, para esta unidad, pueden ser útiles los capítulos:</text:p>
      <text:list xml:id="list1474249460" text:style-name="WWNum9">
        <text:list-item>
          <text:p text:style-name="P51">Capítulo 2: Instalación de Windows Server</text:p>
        </text:list-item>
        <text:list-item>
          <text:p text:style-name="P74">Capítulo 3: Tareas administrativas en Windows Server</text:p>
        </text:list-item>
        <text:list-item>
          <text:p text:style-name="P96">Capítulo 6: Dominios en Windows Server</text:p>
        </text:list-item>
      </text:list>
      <text:list xml:id="list105114218482195" text:continue-list="list105114672553878" text:style-name="WWNum20">
        <text:list-item>
          <text:p text:style-name="P114"><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53" text:visited-style-name="ListLabel_20_253"><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fo:font-weight="bold"/>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8" meta:word-count="9808" meta:character-count="65215" meta:non-whitespace-character-count="55977"/>
    <meta:generator>LibreOfficeDev/6.0.5.2$Linux_X86_64 LibreOffice_project/</meta:generator>
  </office:meta>
</office:document-meta>
</file>